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IAN LIBERTY-PAUL'S APPROACH (9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IAN LIBERTY-PAUL'S APPROACH (9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asis of his rights (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asis of his rights (9:1-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n apostle of Christ (9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has seen Christ (9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led many to Christ (9:1c-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CHRISTIAN LIBERTY-PAUL'S APPROACH (9:1-23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asis of his rights (9:1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xtent of his rights (9:4-12a, 13-1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extent of his rights (9:4-12a, 13-14):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ight of hospitality (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ight to travel with his family (9:5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ight to enjoy financial support (9:7-12a, 13-14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right to enjoy financial support (9:7-12a, 13-14)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A soldier is paid for his services (9:7a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A vineyard owner eats from the grapes he harvests (9:7b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A shepherd drinks from the milk of his flock (9:7c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A farmer shares in the fruit of his crops (9:8-12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priest partakes from the animal sacrifices he offers (9:13-14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extent of his rights (9:4-12a, 13-14):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ight of hospitality (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ight to travel with his family (9:5-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ight to enjoy financial support (9:7-12a, 13-14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CHRISTIAN LIBERTY-PAUL'S APPROACH (9:1-23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basis of his rights (9:1-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extent of his rights (9:4-12a, 13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use of his rights (9:12b, 15-18, 20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use of his rights (9:12b, 15-18, 20-22):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he does not do (9:12b, 15-18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at he does (9:19-22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What he does (9:19-22a):<text:s text:c="1"/></text:span><text:span text:style-name="a578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o the Jews he becomes like a Jew (9:19-20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o the Gentiles he becomes like a Gentile (9:2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o the weak he becomes weak (9:22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The use of his rights (9:12b, 15-18, 20-22):<text:s text:c="1"/></text:span><text:span text:style-name="a596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he does not do (9:12b, 15-1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hat he does (9:19-22a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Why he does it (9:22b-2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CHRISTIAN LIBERTY-PAUL'S APPROACH (9:1-23):<text:s text:c="1"/></text:span><text:span text:style-name="a614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basis of his rights (9:1-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extent of his rights (9:4-12a, 13-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use of his rights (9:12b, 15-18, 20-22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CHRISTIAN LIBERTY (9:24-2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-title-Title-Slide" presentation:presentation-page-layout-name="Master1-PPL1" draw:id="Slide-268">
        <draw:frame draw:id="id107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<text:s text:c="1"/>CHRISTIAN LIBERTY (9:24-27):<text:s text:c="1"/></text:span><text:span text:style-name="a635" text:class-names=""/></text:p>
          </draw:text-box>
          <svg:title/>
          <svg:desc/>
        </draw:frame>
        <draw:frame draw:id="id108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The apostle's challenge (9:24-26)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apostle's challenge (9:24-26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Run to win the race (9:24-25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ight to win the battle (9:26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CHRISTIAN LIBERTY (9:24-2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ostle's challenge (9:24-26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ostle's concern (9: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ostle's concern (9:2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What he does (9:2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Why he does it (9:27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CHRISTIAN LIBERTY (9:24-27):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apostle's challenge (9:24-2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postle's concern (9:2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CHRISTIAN LIBERTY-PAUL'S APPROACH (9:1-23):<text:s text:c="1"/></text:span><text:span text:style-name="a705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basis of his rights (9:1-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extent of his rights (9:4-12a, 13-1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use of his rights (9:12b, 15-18, 20-2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CHRISTIAN LIBERTY (9:24-27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-title-Title-Slide" presentation:presentation-page-layout-name="Master1-PPL1" draw:id="Slide-274">
        <draw:frame draw:id="id119" presentation:style-name="a728" draw:name="Title 1" svg:x="1.38in" svg:y="0.83in" svg:width="10.3in" svg:height="4.42in" presentation:class="title" presentation:placeholder="false">
          <draw:text-box>
            <text:p text:style-name="a727" text:class-names="" text:cond-style-name=""><text:span text:style-name="a725" text:class-names="">1 Corinthians 9<text:s text:c="1"/></text:span><text:span text:style-name="a726" text:class-names=""/></text:p>
          </draw:text-box>
          <svg:title/>
          <svg:desc/>
        </draw:frame>
        <draw:frame draw:id="id120" presentation:style-name="a733" draw:name="Subtitle 2" svg:x="1.38in" svg:y="5.25in" svg:width="10.3in" svg:height="1.85in" presentation:class="subtitle" presentation:placeholder="false">
          <draw:text-box>
            <text:p text:style-name="a730" text:class-names="" text:cond-style-name=""><text:span text:style-name="a729" text:class-names="">CHRISTIAN LIBERTY-PAUL'S APPROACH (9:1-23):<text:s text:c="1"/></text:span></text:p>
            <text:p text:style-name="a732" text:class-names="" text:cond-style-name=""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9 </dc:title>
    <meta:initial-creator>David STRICKLAND</meta:initial-creator>
    <dc:creator>David STRICKLAND</dc:creator>
    <meta:creation-date>2020-02-24T12:26:27Z</meta:creation-date>
    <dc:date>2020-02-24T12:26:27Z</dc:date>
    <meta:template xlink:href="BibleStudy" xlink:type="simple"/>
    <meta:editing-cycles>1</meta:editing-cycles>
    <meta:editing-duration>PT0S</meta:editing-duration>
    <meta:document-statistic meta:paragraph-count="66" meta:word-count="595"/>
  </office:meta>
</office:document-meta>
</file>